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32" calcext:value-type="float">
            <text:p>732</text:p>
          </table:table-cell>
          <table:table-cell table:style-name="ce7" table:formula="of:=COUNTIF([.B7:.B999];&quot;X&quot;)" office:value-type="float" office:value="623" calcext:value-type="float">
            <text:p>623</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1" calcext:value-type="float">
            <text:p>81</text:p>
          </table:table-cell>
          <table:table-cell table:style-name="ce25" table:formula="of:=SUM([.B2:.F2])" office:value-type="float" office:value="778" calcext:value-type="float">
            <text:p>77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22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4">00/00/0000</text:date>, <text:time style:data-style-name="N2" text:time-value="19:41:39.62214169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14T19:43:10.050739334</dc:date>
    <meta:editing-duration>PT21H5M</meta:editing-duration>
    <meta:editing-cycles>720</meta:editing-cycles>
    <meta:document-statistic meta:table-count="1" meta:cell-count="4401" meta:object-count="0"/>
  </office:meta>
</office:document-meta>
</file>